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D000000084DC0754AB29C8F0FF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2.494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7.618cm"/>
    </style:style>
    <style:style style:name="Table1.B" style:family="table-column">
      <style:table-column-properties style:column-width="4.875cm"/>
    </style:style>
    <style:style style:name="Table1.1" style:family="table-row">
      <style:table-row-properties style:row-height="3.011cm" fo:keep-together="auto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fo:padding="0cm" fo:border="none"/>
    </style:style>
    <style:style style:name="Table1.2" style:family="table-row">
      <style:table-row-properties style:row-height="0.459cm" fo:keep-together="auto"/>
    </style:style>
    <style:style style:name="Table1.B2" style:family="table-cell">
      <style:table-cell-properties fo:padding="0cm" fo:border="none"/>
    </style:style>
    <style:style style:name="Table1.3" style:family="table-row">
      <style:table-row-properties fo:keep-together="auto"/>
    </style:style>
    <style:style style:name="P1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2" style:family="paragraph" style:parent-style-name="Standard">
      <style:paragraph-properties fo:line-height="0.318cm" fo:padding="0cm" fo:border="non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officeooo:paragraph-rsid="001c7139"/>
    </style:style>
    <style:style style:name="P5" style:family="paragraph" style:parent-style-name="Standard">
      <style:text-properties fo:language="en" fo:country="US" officeooo:rsid="002ad74b" officeooo:paragraph-rsid="002ad74b"/>
    </style:style>
    <style:style style:name="P6" style:family="paragraph" style:parent-style-name="Standard">
      <style:text-properties fo:language="en" fo:country="US" officeooo:rsid="00336f5b"/>
    </style:style>
    <style:style style:name="P7" style:family="paragraph" style:parent-style-name="Standard">
      <style:text-properties officeooo:paragraph-rsid="002d1b40"/>
    </style:style>
    <style:style style:name="P8" style:family="paragraph" style:parent-style-name="Standard">
      <style:text-properties officeooo:paragraph-rsid="002f142e"/>
    </style:style>
    <style:style style:name="P9" style:family="paragraph" style:parent-style-name="Standard">
      <style:text-properties fo:font-weight="bold" officeooo:paragraph-rsid="002d1b40" style:font-weight-asian="bold" style:font-weight-complex="bold"/>
    </style:style>
    <style:style style:name="P10" style:family="paragraph" style:parent-style-name="Standard">
      <style:text-properties officeooo:paragraph-rsid="004440c5"/>
    </style:style>
    <style:style style:name="P11" style:family="paragraph" style:parent-style-name="Standard">
      <style:paragraph-properties fo:margin-top="0cm" fo:margin-bottom="0.159cm" loext:contextual-spacing="false" fo:line-height="0.318cm" fo:padding="0cm" fo:border="none"/>
    </style:style>
    <style:style style:name="P12" style:family="paragraph" style:parent-style-name="Standard">
      <style:paragraph-properties fo:margin-top="0cm" fo:margin-bottom="0.159cm" loext:contextual-spacing="false" fo:line-height="0.318cm" fo:padding="0cm" fo:border="none"/>
      <style:text-properties officeooo:paragraph-rsid="001c7139"/>
    </style:style>
    <style:style style:name="P13" style:family="paragraph" style:parent-style-name="Standard">
      <style:paragraph-properties fo:margin-top="0cm" fo:margin-bottom="0.159cm" loext:contextual-spacing="false" fo:line-height="0.318cm" fo:padding="0cm" fo:border="none"/>
      <style:text-properties style:font-name="Calibri" fo:font-size="7pt" fo:language="en" fo:country="US" officeooo:rsid="001b5c03" style:font-size-asian="7pt" style:font-size-complex="7pt"/>
    </style:style>
    <style:style style:name="P14" style:family="paragraph" style:parent-style-name="Standard">
      <style:paragraph-properties fo:margin-top="0cm" fo:margin-bottom="0.159cm" loext:contextual-spacing="false" fo:line-height="0.318cm" fo:padding="0cm" fo:border="none"/>
      <style:text-properties style:font-name="Calibri" fo:font-size="7pt" fo:font-style="italic" style:font-size-asian="7pt" style:font-style-asian="italic" style:font-size-complex="7pt"/>
    </style:style>
    <style:style style:name="P15" style:family="paragraph" style:parent-style-name="blank">
      <style:text-properties fo:language="en" fo:country="US"/>
    </style:style>
    <style:style style:name="P16" style:family="paragraph" style:parent-style-name="Anschrift">
      <style:text-properties fo:language="en" fo:country="US"/>
    </style:style>
    <style:style style:name="P17" style:family="paragraph" style:parent-style-name="Anschrift">
      <style:text-properties fo:language="en" fo:country="US" officeooo:rsid="0051edcb" officeooo:paragraph-rsid="0051edcb"/>
    </style:style>
    <style:style style:name="P18" style:family="paragraph" style:parent-style-name="Standard">
      <style:text-properties officeooo:paragraph-rsid="0052cac4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paragraph-properties fo:margin-top="0cm" fo:margin-bottom="0.159cm" loext:contextual-spacing="false" fo:line-height="0.318cm" fo:padding="0cm" fo:border="none"/>
    </style:style>
    <style:style style:name="P21" style:family="paragraph" style:parent-style-name="Standard">
      <style:paragraph-properties fo:margin-top="0cm" fo:margin-bottom="0.159cm" loext:contextual-spacing="false" fo:line-height="0.318cm" fo:padding="0cm" fo:border="none"/>
      <style:text-properties officeooo:paragraph-rsid="0055472d"/>
    </style:style>
    <style:style style:name="P22" style:family="paragraph" style:parent-style-name="Standard">
      <style:paragraph-properties fo:margin-top="0cm" fo:margin-bottom="0.159cm" loext:contextual-spacing="false" fo:line-height="0.318cm" fo:padding="0cm" fo:border="none"/>
      <style:text-properties officeooo:paragraph-rsid="00584b08"/>
    </style:style>
    <style:style style:name="P23" style:family="paragraph" style:parent-style-name="Standard">
      <style:paragraph-properties fo:margin-top="0cm" fo:margin-bottom="0.159cm" loext:contextual-spacing="false" fo:line-height="0.318cm" fo:padding="0cm" fo:border="none"/>
      <style:text-properties style:font-name="Calibri" fo:font-size="7pt" fo:language="en" fo:country="US" officeooo:rsid="001b5c03" officeooo:paragraph-rsid="00584b08" style:font-size-asian="7pt" style:font-size-complex="7pt"/>
    </style:style>
    <style:style style:name="P24" style:family="paragraph">
      <style:paragraph-properties fo:text-align="center" style:writing-mode="lr-tb"/>
      <style:text-properties fo:font-size="18pt"/>
    </style:style>
    <style:style style:name="P25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7pt" style:font-size-asian="7pt" style:font-size-complex="7pt"/>
    </style:style>
    <style:style style:name="T2" style:family="text">
      <style:text-properties style:font-name="Calibri" fo:font-size="7pt" officeooo:rsid="001b5c03" style:font-size-asian="7pt" style:font-size-complex="7pt"/>
    </style:style>
    <style:style style:name="T3" style:family="text">
      <style:text-properties style:font-name="Calibri" fo:font-size="7pt" fo:language="en" fo:country="US" fo:font-weight="bold" officeooo:rsid="001b5c03" style:font-size-asian="7pt" style:font-weight-asian="bold" style:font-size-complex="7pt"/>
    </style:style>
    <style:style style:name="T4" style:family="text">
      <style:text-properties style:font-name="Calibri" fo:font-size="7pt" fo:language="en" fo:country="US" fo:font-weight="bold" officeooo:rsid="0055472d" style:font-size-asian="7pt" style:font-weight-asian="bold" style:font-size-complex="7pt"/>
    </style:style>
    <style:style style:name="T5" style:family="text">
      <style:text-properties style:font-name="Calibri" fo:font-size="7pt" fo:language="en" fo:country="US" style:font-size-asian="7pt" style:font-size-complex="7pt"/>
    </style:style>
    <style:style style:name="T6" style:family="text">
      <style:text-properties style:font-name="Calibri" fo:font-size="7pt" fo:language="en" fo:country="US" officeooo:rsid="001b5c03" style:font-size-asian="7pt" style:font-size-complex="7pt"/>
    </style:style>
    <style:style style:name="T7" style:family="text">
      <style:text-properties style:font-name="Calibri" fo:font-size="7pt" fo:language="en" fo:country="US" officeooo:rsid="00527447" style:font-size-asian="7pt" style:font-size-complex="7pt"/>
    </style:style>
    <style:style style:name="T8" style:family="text">
      <style:text-properties style:font-name="Calibri" fo:font-size="7pt" fo:language="en" fo:country="US" officeooo:rsid="0053e801" style:font-size-asian="7pt" style:font-size-complex="7pt"/>
    </style:style>
    <style:style style:name="T9" style:family="text">
      <style:text-properties style:font-name="Calibri" fo:font-size="7pt" fo:language="en" fo:country="US" officeooo:rsid="0055472d" style:font-size-asian="7pt" style:font-size-complex="7pt"/>
    </style:style>
    <style:style style:name="T10" style:family="text">
      <style:text-properties style:font-name="Calibri" fo:font-size="7pt" fo:language="en" fo:country="US" officeooo:rsid="00584b08" style:font-size-asian="7pt" style:font-size-complex="7pt"/>
    </style:style>
    <style:style style:name="T11" style:family="text">
      <style:text-properties style:font-name="Calibri" fo:font-size="7pt" fo:language="en" fo:country="US" fo:font-style="italic" style:font-size-asian="7pt" style:font-style-asian="italic" style:font-size-complex="7pt"/>
    </style:style>
    <style:style style:name="T12" style:family="text">
      <style:text-properties style:font-name="Calibri" fo:font-size="7pt" fo:language="en" fo:country="US" fo:font-style="italic" officeooo:rsid="001b5c03" style:font-size-asian="7pt" style:font-style-asian="italic" style:font-size-complex="7pt"/>
    </style:style>
    <style:style style:name="T13" style:family="text">
      <style:text-properties style:font-name="Calibri" fo:font-size="7pt" fo:language="en" fo:country="US" fo:font-style="italic" officeooo:rsid="001c7139" style:font-size-asian="7pt" style:font-style-asian="italic" style:font-size-complex="7pt"/>
    </style:style>
    <style:style style:name="T14" style:family="text">
      <style:text-properties fo:font-variant="normal" fo:text-transform="none" fo:color="#00618f" style:font-name="Calibri" fo:font-size="7pt" fo:letter-spacing="normal" fo:language="en" fo:country="US" fo:font-style="normal" fo:font-weight="normal" style:font-size-asian="7pt" style:font-size-complex="7pt"/>
    </style:style>
    <style:style style:name="T15" style:family="text">
      <style:text-properties style:font-name="Constantia" fo:font-size="9.5pt" fo:language="en" fo:country="US" officeooo:rsid="00221253" style:letter-kerning="true" style:font-size-asian="9.5pt" style:font-size-complex="9.5pt"/>
    </style:style>
    <style:style style:name="T16" style:family="text">
      <style:text-properties style:font-name="Constantia" fo:font-size="9.5pt" fo:language="en" fo:country="US" officeooo:rsid="0026fbc0" style:letter-kerning="true" style:font-size-asian="9.5pt" style:font-size-complex="9.5pt"/>
    </style:style>
    <style:style style:name="T17" style:family="text">
      <style:text-properties style:font-name="Constantia" fo:font-size="9.5pt" fo:language="en" fo:country="US" officeooo:rsid="002ad74b" style:letter-kerning="true" style:font-size-asian="9.5pt" style:font-size-complex="9.5pt"/>
    </style:style>
    <style:style style:name="T18" style:family="text">
      <style:text-properties style:font-name="Constantia" fo:font-size="9.5pt" fo:language="en" fo:country="US" officeooo:rsid="0051edcb" style:letter-kerning="true" style:font-size-asian="9.5pt" style:font-size-complex="9.5pt"/>
    </style:style>
    <style:style style:name="T19" style:family="text">
      <style:text-properties style:font-name="Constantia" fo:font-size="9.5pt" fo:language="en" fo:country="US" officeooo:rsid="0053e801" style:letter-kerning="true" style:font-size-asian="9.5pt" style:font-size-complex="9.5pt"/>
    </style:style>
    <style:style style:name="T20" style:family="text">
      <style:text-properties style:font-name="Constantia" fo:font-size="9.5pt" fo:language="en" fo:country="US" officeooo:rsid="00567035" style:letter-kerning="true" style:font-size-asian="9.5pt" style:font-size-complex="9.5pt"/>
    </style:style>
    <style:style style:name="T21" style:family="text">
      <style:text-properties style:font-name="Constantia" fo:font-size="9.5pt" fo:language="en" fo:country="US" officeooo:rsid="00584b08" style:letter-kerning="true" style:font-size-asian="9.5pt" style:font-size-complex="9.5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weight="bold" officeooo:rsid="001d5319" style:font-weight-asian="bold" style:font-weight-complex="bold"/>
    </style:style>
    <style:style style:name="T25" style:family="text">
      <style:text-properties fo:language="en" fo:country="US" officeooo:rsid="001b5c03"/>
    </style:style>
    <style:style style:name="T26" style:family="text">
      <style:text-properties fo:language="en" fo:country="US" officeooo:rsid="001c7139"/>
    </style:style>
    <style:style style:name="T27" style:family="text">
      <style:text-properties fo:language="en" fo:country="US" officeooo:rsid="001e8b67"/>
    </style:style>
    <style:style style:name="T28" style:family="text">
      <style:text-properties fo:language="en" fo:country="US" officeooo:rsid="001f73d2"/>
    </style:style>
    <style:style style:name="T29" style:family="text">
      <style:text-properties fo:language="en" fo:country="US" officeooo:rsid="0020918c"/>
    </style:style>
    <style:style style:name="T30" style:family="text">
      <style:text-properties fo:language="en" fo:country="US" officeooo:rsid="0021f4a3"/>
    </style:style>
    <style:style style:name="T31" style:family="text">
      <style:text-properties fo:language="en" fo:country="US" officeooo:rsid="00221253"/>
    </style:style>
    <style:style style:name="T32" style:family="text">
      <style:text-properties fo:language="en" fo:country="US" officeooo:rsid="001d5319"/>
    </style:style>
    <style:style style:name="T33" style:family="text">
      <style:text-properties fo:language="en" fo:country="US" officeooo:rsid="00287afd"/>
    </style:style>
    <style:style style:name="T34" style:family="text">
      <style:text-properties fo:language="en" fo:country="US" officeooo:rsid="002ad74b"/>
    </style:style>
    <style:style style:name="T35" style:family="text">
      <style:text-properties fo:language="en" fo:country="US" officeooo:rsid="002c47b0"/>
    </style:style>
    <style:style style:name="T36" style:family="text">
      <style:text-properties fo:language="en" fo:country="US" officeooo:rsid="002d1b40"/>
    </style:style>
    <style:style style:name="T37" style:family="text">
      <style:text-properties fo:language="en" fo:country="US" officeooo:rsid="002f142e"/>
    </style:style>
    <style:style style:name="T38" style:family="text">
      <style:text-properties fo:language="en" fo:country="US" officeooo:rsid="00308651"/>
    </style:style>
    <style:style style:name="T39" style:family="text">
      <style:text-properties fo:language="en" fo:country="US" officeooo:rsid="003b38e3"/>
    </style:style>
    <style:style style:name="T40" style:family="text">
      <style:text-properties fo:language="en" fo:country="US" officeooo:rsid="003e03b7"/>
    </style:style>
    <style:style style:name="T41" style:family="text">
      <style:text-properties fo:language="en" fo:country="US" officeooo:rsid="003f7ae1"/>
    </style:style>
    <style:style style:name="T42" style:family="text">
      <style:text-properties fo:language="en" fo:country="US" officeooo:rsid="0041448e"/>
    </style:style>
    <style:style style:name="T43" style:family="text">
      <style:text-properties fo:language="en" fo:country="US" officeooo:rsid="0042ee9a"/>
    </style:style>
    <style:style style:name="T44" style:family="text">
      <style:text-properties fo:language="en" fo:country="US" officeooo:rsid="00462e79"/>
    </style:style>
    <style:style style:name="T45" style:family="text">
      <style:text-properties fo:language="en" fo:country="US" officeooo:rsid="0047cd0a"/>
    </style:style>
    <style:style style:name="T46" style:family="text">
      <style:text-properties fo:language="en" fo:country="US" officeooo:rsid="004a1e59"/>
    </style:style>
    <style:style style:name="T47" style:family="text">
      <style:text-properties fo:language="en" fo:country="US" officeooo:rsid="004bdc05"/>
    </style:style>
    <style:style style:name="T48" style:family="text">
      <style:text-properties fo:language="en" fo:country="US" officeooo:rsid="0051edcb"/>
    </style:style>
    <style:style style:name="T49" style:family="text">
      <style:text-properties fo:language="en" fo:country="US" officeooo:rsid="00527447"/>
    </style:style>
    <style:style style:name="T50" style:family="text">
      <style:text-properties fo:language="en" fo:country="US" officeooo:rsid="0052cac4"/>
    </style:style>
    <style:style style:name="T51" style:family="text">
      <style:text-properties fo:language="en" fo:country="US" officeooo:rsid="0053e801"/>
    </style:style>
    <style:style style:name="T52" style:family="text">
      <style:text-properties fo:language="en" fo:country="US" officeooo:rsid="00567035"/>
    </style:style>
    <style:style style:name="T53" style:family="text">
      <style:text-properties fo:language="en" fo:country="US" officeooo:rsid="00584b08"/>
    </style:style>
    <style:style style:name="T54" style:family="text">
      <style:text-properties fo:language="en" fo:country="US" officeooo:rsid="0058d833"/>
    </style:style>
    <style:style style:name="T55" style:family="text">
      <style:text-properties officeooo:rsid="0053e801"/>
    </style:style>
    <style:style style:name="T56" style:family="text">
      <style:text-properties style:font-name="Constantia" fo:font-size="9.5pt" style:letter-kerning="true" style:font-size-asian="9.5pt" style:font-size-complex="9.5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none"/>
    </style:style>
    <style:style style:name="fr3" style:family="graphic" style:parent-style-name="Frame">
      <style:graphic-properties fo:margin-left="0cm" fo:margin-right="0cm" fo:margin-top="0.409cm" fo:margin-bottom="0.409cm" style:wrap="none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cm" fo:margin-right="0cm" fo:margin-top="0cm" fo:margin-bottom="0.0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width-rel="paragraph" loext:rel-height-rel="paragraph"/>
      <style:paragraph-properties style:writing-mode="lr-tb"/>
    </style:style>
    <style:style style:name="gr2" style:family="graphic">
      <style:graphic-properties fo:margin-left="0.021cm" fo:margin-right="0.035cm" fo:margin-top="0.025cm" fo:margin-bottom="0.01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07cm" svg:stroke-color="#00786b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The Editors</text:p>
            <text:p text:style-name="P17">Energy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15"/>
          </table:table-cell>
          <table:table-cell table:style-name="Table1.B2" office:value-type="string">
            <text:p text:style-name="Standard"/>
          </table:table-cell>
        </table:table-row>
        <table:table-row table:style-name="Table1.3">
          <table:table-cell table:style-name="Table1.A1" table:number-columns-spanned="2" office:value-type="string">
            <text:p text:style-name="Betreff"><text:span text:style-name="T25">S</text:span><text:span text:style-name="T22">ubmission: </text:span><text:span text:style-name="T48">Price Tracing</text:span><text:span text:style-name="T25">: Linking Nodal Prices in Optimized Power Systems</text:span></text:p>
          </table:table-cell>
          <table:covered-table-cell/>
        </table:table-row>
      </table:table>
      <text:p text:style-name="P3"/>
      <text:p text:style-name="P3">Dear Editors, </text:p>
      <text:p text:style-name="P3"/>
      <text:p text:style-name="P10"><text:span text:style-name="T22">Thank you very much </text:span><text:span text:style-name="T44">for</text:span><text:span text:style-name="T22"> the opportunity to submit </text:span><text:span text:style-name="T26">my</text:span><text:span text:style-name="T22"> manuscript to </text:span><text:span text:style-name="T18">Energy</text:span><text:span text:style-name="T22">. </text:span><text:span text:style-name="T43">Hereby I submit the paper “Price Tracing: Linking Nodal Prices in Optimized Power Systems</text:span><text:span text:style-name="T25">”.</text:span></text:p>
      <text:p text:style-name="P4"/>
      <text:p text:style-name="P9"><text:span text:style-name="T32">The paper combines </text:span><text:span text:style-name="T27">relevant aspects of economic optimization and electrical engineering. </text:span></text:p>
      <text:p text:style-name="P18"><text:span text:style-name="T27">In the research community it is well-known that </text:span><text:span text:style-name="T52">the</text:span><text:span text:style-name="T33"> optimization of a power system leads to a maximiz</text:span><text:span text:style-name="T34">ed</text:span><text:span text:style-name="T33"> social welfare of all participants</text:span><text:span text:style-name="T27">. In such a system </text:span><text:span text:style-name="T48">the operation of all power generators </text:span><text:span text:style-name="T52">and transmission lines </text:span><text:span text:style-name="T48">is perfectly aligned with the power demand of the consumers</text:span><text:span text:style-name="T28">. It is less well-known </text:span><text:span text:style-name="T48">that the optimization also returns shadow-prices for each </text:span><text:span text:style-name="T50">network </text:span><text:span text:style-name="T48">node and time step. These </text:span><text:span text:style-name="T49">represent the </text:span><text:span text:style-name="T48">optimal electricity prices that </text:span><text:span text:style-name="T49">determine </text:span><text:span text:style-name="T50">the </text:span><text:span text:style-name="T49">revenues of generators, </text:span><text:span text:style-name="T52">who sell power at that price, </text:span><text:span text:style-name="T49">and </text:span><text:span text:style-name="T50">the </text:span><text:span text:style-name="T49">payments of consumers, </text:span><text:span text:style-name="T52">who buy power at that price</text:span><text:span text:style-name="T29">. </text:span><text:span text:style-name="T49">Instead of being independent from each other, the </text:span><text:span text:style-name="T52">prices</text:span><text:span text:style-name="T49"> reveal a strong inte</text:span><text:span text:style-name="T54">rconnection</text:span><text:span text:style-name="T49"> at the cost-optimum. For now, no comprehensive method was </text:span><text:span text:style-name="T20">developed</text:span><text:span text:style-name="T49"> </text:span><text:span text:style-name="T50">to quantify that inter</text:span><text:span text:style-name="T54">dependance</text:span><text:span text:style-name="T50">. </text:span></text:p>
      <text:p text:style-name="P18"><text:span text:style-name="T50">We </text:span><text:span text:style-name="T51">derive</text:span><text:span text:style-name="T50"> a variant of the Flow Tracing algorithm, an </text:span><text:span text:style-name="T51">prominent </text:span><text:span text:style-name="T50">algorithm that </text:span><text:span text:style-name="T51">track</text:span><text:span text:style-name="T53">s</text:span><text:span text:style-name="T51"> power flows in complex networks, and use it to link the electricity prices in a optimized power system. This enables </text:span><text:span text:style-name="T53">important</text:span><text:span text:style-name="T51"> insights </text:span><text:span text:style-name="T21">into the composition of the </text:span><text:span text:style-name="T51">prices, </text:span><text:span text:style-name="T52">and therefore answers the question of </text:span><text:span text:style-name="T51">how much an individual consumer has to pay to an individual power generator or to </text:span><text:span text:style-name="T53">a </text:span><text:span text:style-name="T51">transmission line operator. </text:span><text:span text:style-name="T39">Despite the straightforward </text:span><text:span text:style-name="T40">conceptualization, </text:span><text:span text:style-name="T39">the presented </text:span><text:span text:style-name="T52">method </text:span><text:span text:style-name="T42">re</text:span><text:span text:style-name="T39">present</text:span><text:span text:style-name="T41">s</text:span><text:span text:style-name="T39"> a novelty which has not been published before.</text:span><text:span text:style-name="T35"> </text:span></text:p>
      <text:p text:style-name="P5"/>
      <text:p text:style-name="P4"/>
      <text:p text:style-name="P7"><text:span text:style-name="T24">The</text:span><text:span text:style-name="T23"> paper is appealing to both a scientific and a popular audience</text:span><text:span text:style-name="T22">. </text:span><text:span text:style-name="T27">For a scientific audience, </text:span><text:span text:style-name="T51">we</text:span><text:span text:style-name="T27"> develop, apply, and discuss </text:span><text:span text:style-name="T30">a </text:span><text:span text:style-name="T27">novel </text:span><text:span text:style-name="T30">cost allocation </text:span><text:span text:style-name="T31">scheme </text:span><text:span text:style-name="T30">for </text:span><text:span text:style-name="T46">power system models</text:span><text:span text:style-name="T30">. </text:span><text:span text:style-name="T27">This connects to the academic discourse on </text:span><text:span text:style-name="T47">optimized </text:span><text:span text:style-name="T27">power </text:span><text:span text:style-name="T30">system and </text:span><text:span text:style-name="T36">links well-known concepts</text:span><text:span text:style-name="T37">. For a clear presentation, mathematical relations are rigorously derived. </text:span></text:p>
      <text:p text:style-name="P8"><text:soft-page-break/><text:span text:style-name="T22">For an audience of policy/economic analysts, </text:span><text:span text:style-name="T19">we</text:span><text:span text:style-name="T22"> </text:span><text:span text:style-name="T37">convey the possibility </text:span><text:span text:style-name="T15">for more transparency in </text:span><text:span text:style-name="T16">long-term </text:span><text:span text:style-name="T15">system planning.</text:span><text:span text:style-name="T30"> </text:span><text:span text:style-name="T31">Especially, against the backdrop of upcoming large </text:span><text:span text:style-name="T30">investments, </text:span><text:span text:style-name="T37">t</text:span><text:span text:style-name="T31">his approach facilitates a benefit analysis </text:span><text:span text:style-name="T17">of</text:span><text:span text:style-name="T31"> </text:span><text:span text:style-name="T17">a </text:span><text:span text:style-name="T31">renewable infrastructure. </text:span><text:span text:style-name="T22"><text:s/></text:span></text:p>
      <text:p text:style-name="P3"/>
      <text:p text:style-name="Standard"><text:span text:style-name="T23">We think the paper is important</text:span><text:span text:style-name="T22"> because it, for the first time, develops quantitative </text:span><text:span text:style-name="T38">peer-to-peer cost allocation for all system costs in a</text:span><text:span text:style-name="T45">n</text:span><text:span text:style-name="T38"> optimized network</text:span><text:span text:style-name="T22">. Our methods and findings may contribute to managing the central short- and long-term role of the electricity network between supply and demand in a fast changing environment. </text:span></text:p>
      <text:p text:style-name="P3"><text:span text:style-name="T22"/></text:p>
      <text:p text:style-name="P3">We look forward to your response.</text:p>
      <text:p text:style-name="P3"/>
      <text:p text:style-name="P3">Best regards</text:p>
      <text:p text:style-name="P3"/>
      <text:p text:style-name="P6">Fabian Hofmann <text:span text:style-name="T55">and Markus Schlot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9.5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9.5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59cm" fo:text-align="start" style:justify-single-word="false" fo:orphans="2" fo:widows="2" style:writing-mode="lr-tb"/>
      <style:text-properties style:font-name="Constantia" fo:font-family="Constantia" style:font-family-generic="roman" style:font-pitch="variable" fo:font-size="9.5pt" style:letter-kerning="true" style:font-size-asian="9.5pt" style:font-size-complex="9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weight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weight="normal" style:font-weight-asian="normal" style:font-size-complex="13pt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fzählung" style:family="paragraph" style:parent-style-name="Standard" style:default-outline-level=""/>
    <style:style style:name="Anschrift" style:family="paragraph" style:parent-style-name="Standard" style:default-outline-level="">
      <style:paragraph-properties style:line-height-at-least="0.423cm"/>
    </style:style>
    <style:style style:name="blank" style:family="paragraph" style:parent-style-name="Standard" style:default-outline-level="">
      <style:paragraph-properties fo:line-height="100%"/>
      <style:text-properties fo:font-size="1pt" style:font-size-asian="1pt" style:font-size-complex="1pt"/>
    </style:style>
    <style:style style:name="Betreff" style:family="paragraph" style:parent-style-name="Standard" style:default-outline-level="">
      <style:text-properties fo:font-weight="bold" style:font-weight-asian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letter-kerning="true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Constantia" fo:font-family="Constantia" style:font-family-generic="roman" style:font-pitch="variable" style:letter-kerning="true"/>
    </style:style>
    <style:style style:name="Comment_20_Subject_20_Char" style:display-name="Comment Subject Char" style:family="text" style:parent-style-name="Comment_20_Text_20_Char">
      <style:text-properties style:font-name="Constantia" fo:font-family="Constantia" style:font-family-generic="roman" style:font-pitch="variable" fo:font-weight="bold" style:letter-kerning="true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9.5pt" fo:font-style="normal" fo:font-weight="normal" style:font-size-asian="9.5pt" style:font-style-asian="normal" style:font-weight-asian="normal" style:font-size-complex="9.5pt"/>
    </style:style>
    <style:style style:name="ListLabel_20_2" style:display-name="ListLabel 2" style:family="text">
      <style:text-properties fo:font-size="9.5pt" fo:font-style="normal" fo:font-weight="normal" style:font-size-asian="9.5pt" style:font-style-asian="normal" style:font-weight-asian="normal" style:font-size-complex="9.5pt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onstantia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Standard">
      <style:paragraph-properties fo:line-height="0.318cm" fo:padding="0cm" fo:border="none"/>
    </style:style>
    <style:style style:name="MP4" style:family="paragraph" style:parent-style-name="Standard">
      <style:paragraph-properties fo:margin-top="0cm" fo:margin-bottom="0.159cm" loext:contextual-spacing="false" fo:line-height="0.318cm" fo:padding="0cm" fo:border="none"/>
    </style:style>
    <style:style style:name="MP5" style:family="paragraph" style:parent-style-name="Standard">
      <style:paragraph-properties fo:margin-top="0cm" fo:margin-bottom="0.159cm" loext:contextual-spacing="false" fo:line-height="0.318cm" fo:padding="0cm" fo:border="none"/>
      <style:text-properties officeooo:paragraph-rsid="001c7139"/>
    </style:style>
    <style:style style:name="MP6" style:family="paragraph" style:parent-style-name="Standard">
      <style:paragraph-properties fo:margin-top="0cm" fo:margin-bottom="0.159cm" loext:contextual-spacing="false" fo:line-height="0.318cm" fo:padding="0cm" fo:border="none"/>
      <style:text-properties style:font-name="Calibri" fo:font-size="7pt" fo:language="en" fo:country="US" officeooo:rsid="001b5c03" style:font-size-asian="7pt" style:font-size-complex="7pt"/>
    </style:style>
    <style:style style:name="MP7" style:family="paragraph" style:parent-style-name="Standard">
      <style:paragraph-properties fo:margin-top="0cm" fo:margin-bottom="0.159cm" loext:contextual-spacing="false" fo:line-height="0.318cm" fo:padding="0cm" fo:border="none"/>
      <style:text-properties officeooo:paragraph-rsid="0055472d"/>
    </style:style>
    <style:style style:name="MP8" style:family="paragraph" style:parent-style-name="Standard">
      <style:paragraph-properties fo:margin-top="0cm" fo:margin-bottom="0.159cm" loext:contextual-spacing="false" fo:line-height="0.318cm" fo:padding="0cm" fo:border="none"/>
      <style:text-properties officeooo:paragraph-rsid="00584b08"/>
    </style:style>
    <style:style style:name="MP9" style:family="paragraph" style:parent-style-name="Standard">
      <style:paragraph-properties fo:margin-top="0cm" fo:margin-bottom="0.159cm" loext:contextual-spacing="false" fo:line-height="0.318cm" fo:padding="0cm" fo:border="none"/>
      <style:text-properties style:font-name="Calibri" fo:font-size="7pt" fo:language="en" fo:country="US" officeooo:rsid="001b5c03" officeooo:paragraph-rsid="00584b08" style:font-size-asian="7pt" style:font-size-complex="7pt"/>
    </style:style>
    <style:style style:name="MP10" style:family="paragraph" style:parent-style-name="Standard">
      <style:paragraph-properties fo:margin-top="0cm" fo:margin-bottom="0.159cm" loext:contextual-spacing="false" fo:line-height="0.318cm" fo:padding="0cm" fo:border="none"/>
      <style:text-properties style:font-name="Calibri" fo:font-size="7pt" fo:font-style="italic" style:font-size-asian="7pt" style:font-style-asian="italic" style:font-size-complex="7pt"/>
    </style:style>
    <style:style style:name="MP11" style:family="paragraph">
      <style:paragraph-properties fo:text-align="center" style:writing-mode="lr-tb"/>
      <style:text-properties fo:font-size="18pt"/>
    </style:style>
    <style:style style:name="MP12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MT1" style:family="text">
      <style:text-properties style:font-name="Calibri" fo:font-size="7pt" officeooo:rsid="001b5c03" style:font-size-asian="7pt" style:font-size-complex="7pt"/>
    </style:style>
    <style:style style:name="MT2" style:family="text">
      <style:text-properties style:font-name="Calibri" fo:font-size="7pt" style:font-size-asian="7pt" style:font-size-complex="7pt"/>
    </style:style>
    <style:style style:name="MT3" style:family="text">
      <style:text-properties style:font-name="Calibri" fo:font-size="7pt" fo:language="en" fo:country="US" fo:font-weight="bold" officeooo:rsid="001b5c03" style:font-size-asian="7pt" style:font-weight-asian="bold" style:font-size-complex="7pt"/>
    </style:style>
    <style:style style:name="MT4" style:family="text">
      <style:text-properties style:font-name="Calibri" fo:font-size="7pt" fo:language="en" fo:country="US" style:font-size-asian="7pt" style:font-size-complex="7pt"/>
    </style:style>
    <style:style style:name="MT5" style:family="text">
      <style:text-properties style:font-name="Calibri" fo:font-size="7pt" fo:language="en" fo:country="US" officeooo:rsid="0053e801" style:font-size-asian="7pt" style:font-size-complex="7pt"/>
    </style:style>
    <style:style style:name="MT6" style:family="text">
      <style:text-properties style:font-name="Calibri" fo:font-size="7pt" fo:language="en" fo:country="US" officeooo:rsid="0055472d" style:font-size-asian="7pt" style:font-size-complex="7pt"/>
    </style:style>
    <style:style style:name="MT7" style:family="text">
      <style:text-properties style:font-name="Calibri" fo:font-size="7pt" fo:language="en" fo:country="US" fo:font-style="italic" style:font-size-asian="7pt" style:font-style-asian="italic" style:font-size-complex="7pt"/>
    </style:style>
    <style:style style:name="MT8" style:family="text">
      <style:text-properties style:font-name="Calibri" fo:font-size="7pt" fo:language="en" fo:country="US" fo:font-style="italic" officeooo:rsid="001b5c03" style:font-size-asian="7pt" style:font-style-asian="italic" style:font-size-complex="7pt"/>
    </style:style>
    <style:style style:name="MT9" style:family="text">
      <style:text-properties style:font-name="Calibri" fo:font-size="7pt" fo:language="en" fo:country="US" fo:font-style="italic" officeooo:rsid="001c7139" style:font-size-asian="7pt" style:font-style-asian="italic" style:font-size-complex="7pt"/>
    </style:style>
    <style:style style:name="MT10" style:family="text">
      <style:text-properties fo:font-variant="normal" fo:text-transform="none" fo:color="#00618f" style:font-name="Calibri" fo:font-size="7pt" fo:letter-spacing="normal" fo:language="en" fo:country="US" fo:font-style="normal" fo:font-weight="normal" style:font-size-asian="7pt" style:font-size-complex="7pt"/>
    </style:style>
    <style:style style:name="MT11" style:family="text">
      <style:text-properties style:font-name="Calibri" fo:font-size="7pt" fo:language="en" fo:country="US" officeooo:rsid="001b5c03" style:font-size-asian="7pt" style:font-size-complex="7pt"/>
    </style:style>
    <style:style style:name="MT12" style:family="text">
      <style:text-properties style:font-name="Calibri" fo:font-size="7pt" fo:language="en" fo:country="US" fo:font-weight="bold" officeooo:rsid="0055472d" style:font-size-asian="7pt" style:font-weight-asian="bold" style:font-size-complex="7pt"/>
    </style:style>
    <style:style style:name="MT13" style:family="text">
      <style:text-properties style:font-name="Calibri" fo:font-size="7pt" fo:language="en" fo:country="US" officeooo:rsid="00584b08" style:font-size-asian="7pt" style:font-size-complex="7pt"/>
    </style:style>
    <style:style style:name="MT14" style:family="text">
      <style:text-properties style:font-name="Calibri" fo:font-size="7pt" fo:language="en" fo:country="US" officeooo:rsid="00527447" style:font-size-asian="7pt" style:font-size-complex="7pt"/>
    </style:style>
    <style:style style:name="MT15" style:family="text">
      <style:text-properties style:font-name="Constantia" fo:font-size="9.5pt" style:letter-kerning="true" style:font-size-asian="9.5pt" style:font-size-complex="9.5pt"/>
    </style:style>
    <style:style style:name="Mfr1" style:family="graphic" style:parent-style-name="Frame">
      <style:graphic-properties fo:margin-left="0cm" fo:margin-right="0cm" fo:margin-top="0.409cm" fo:margin-bottom="0.409cm" style:wrap="none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none"/>
    </style:style>
    <style:style style:name="Mfr4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/>
    </style:style>
    <style:style style:name="Mgr1" style:family="graphic">
      <style:graphic-properties fo:margin-left="0.021cm" fo:margin-right="0.035cm" fo:margin-top="0.025cm" fo:margin-bottom="0.01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07cm" svg:stroke-color="#00786b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3" style:family="graphic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cm" fo:margin-right="0cm" fo:margin-top="0cm" fo:margin-bottom="0.0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width-rel="paragraph" loext:rel-height-rel="paragraph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51cm" fo:margin-bottom="2.221cm" fo:margin-left="2.501cm" fo:margin-right="6.001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35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17cm" fo:margin-left="0cm" fo:margin-right="0cm" fo:margin-bottom="4.0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rame1" text:anchor-type="paragraph" svg:x="2.503cm" svg:y="4.893cm" svg:width="2cm" svg:height="0.501cm" draw:z-index="3"><draw:text-box><text:p text:style-name="MP1">Page <text:page-number style:num-format="1" text:select-page="current">2</text:page-number>/<text:page-count style:num-format="1">2</text:page-count></text:p></draw:text-box></draw:frame><draw:g text:anchor-type="paragraph" draw:z-index="0" draw:name="Group 28" draw:style-name="Mgr1"><draw:line draw:name="Line 7" draw:style-name="Mgr2" draw:text-style-name="MP2" svg:x1="0.567cm" svg:y1="10.303cm" svg:x2="1.064cm" svg:y2="10.303cm"><text:p/></draw:line><draw:line draw:name="Line 27" draw:style-name="Mgr2" draw:text-style-name="MP2" svg:x1="0.567cm" svg:y1="5.955cm" svg:x2="1.064cm" svg:y2="5.955cm"><text:p/></draw:line></draw:g><draw:frame draw:style-name="Mfr2" draw:name="Image2" text:anchor-type="as-char" svg:width="6.339cm" svg:height="1.803cm" draw:z-index="7"><draw:image xlink:href="Pictures/10000200000001D000000084DC0754AB29C8F0FF.gif" xlink:type="simple" xlink:show="embed" xlink:actuate="onLoad" loext:mime-type="image/gif"/><svg:title>About the Mind Group - Mind Group</svg:title></draw:frame></text:p>
      </style:header>
    </style:master-page>
    <style:master-page style:name="First_20_Page" style:display-name="First Page" style:page-layout-name="Mpm1" style:next-style-name="Standard">
      <style:header>
        <text:p text:style-name="Standard"><draw:frame draw:style-name="Mfr3" draw:name="Frame4" text:anchor-type="paragraph" svg:x="0.002cm" svg:y="3.681cm" svg:width="7.601cm" svg:height="0.349cm" draw:z-index="5"><draw:text-box><text:p text:style-name="MP3"><text:span text:style-name="MT1">FIAS, Frankfurt 60438</text:span><text:span text:style-name="MT2">, Germany</text:span></text:p></draw:text-box></draw:frame><draw:frame draw:style-name="Mfr4" draw:name="Frame2" text:anchor-type="paragraph" svg:x="16.004cm" svg:y="10.783cm" svg:width="4.251cm" svg:height="14.503cm" draw:z-index="4"><draw:text-box><text:p text:style-name="MP4"><text:span text:style-name="MT3">Fabian Hofmann</text:span><text:span text:style-name="MT4"><text:line-break/></text:span><text:span text:style-name="MT5">Postdoctoral Research</text:span><text:span text:style-name="MT6">er</text:span><text:span text:style-name="MT7"><text:line-break/>Department </text:span><text:span text:style-name="MT8">of </text:span><text:span text:style-name="MT9">T</text:span><text:span text:style-name="MT8">heoretical Physics</text:span></text:p><text:p text:style-name="MP4"><text:span text:style-name="MT8"/></text:p><text:p text:style-name="MP5"><text:span text:style-name="MT4">F <text:s/></text:span><text:span text:style-name="MT10">+49 69 798 47605</text:span><text:span text:style-name="MT4"><text:line-break/></text:span><text:a xlink:type="simple" xlink:href="mailto:hofmann@fias.uni-frankfurt.de" text:style-name="Internet_20_link" text:visited-style-name="Visited_20_Internet_20_Link"><text:span text:style-name="MT11">hofmann</text:span></text:a><text:a xlink:type="simple" xlink:href="mailto:hofmann@fias.uni-frankfurt.de" text:style-name="Internet_20_link" text:visited-style-name="Visited_20_Internet_20_Link"><text:span text:style-name="MT4">@</text:span></text:a><text:a xlink:type="simple" xlink:href="mailto:hofmann@fias.uni-frankfurt.de" text:style-name="Internet_20_link" text:visited-style-name="Visited_20_Internet_20_Link"><text:span text:style-name="MT11">fias.uni-frankfurt.de</text:span></text:a></text:p><text:p text:style-name="MP6"/><text:p text:style-name="MP7"><text:span text:style-name="MT12">Markus Schlott</text:span><text:span text:style-name="MT4"><text:line-break/></text:span><text:span text:style-name="MT6">Ph.D. Student<text:line-break/></text:span><text:span text:style-name="MT7">Department </text:span><text:span text:style-name="MT8">of </text:span><text:span text:style-name="MT9">T</text:span><text:span text:style-name="MT8">heoretical Physics</text:span></text:p><text:p text:style-name="MP8"><text:a xlink:type="simple" xlink:href="mailto:schlott@fias.uni-frankfurt.de" text:style-name="Internet_20_link" text:visited-style-name="Visited_20_Internet_20_Link"><text:span text:style-name="MT13">schlott</text:span></text:a><text:a xlink:type="simple" xlink:href="mailto:schlott@fias.uni-frankfurt.de" text:style-name="Internet_20_link" text:visited-style-name="Visited_20_Internet_20_Link"><text:span text:style-name="MT4">@</text:span></text:a><text:a xlink:type="simple" xlink:href="mailto:schlott@fias.uni-frankfurt.de" text:style-name="Internet_20_link" text:visited-style-name="Visited_20_Internet_20_Link"><text:span text:style-name="MT11">fias.</text:span></text:a><text:a xlink:type="simple" xlink:href="mailto:schlott@fias.uni-frankfurt.de" text:style-name="Internet_20_link" text:visited-style-name="Visited_20_Internet_20_Link"><text:span text:style-name="MT13">uni-frankfurt.de</text:span></text:a></text:p><text:p text:style-name="MP9"><text:span text:style-name="MT3"/></text:p><text:p text:style-name="MP4"><text:span text:style-name="MT3">FIAS – Frankfurt Institute for Advanced Studies </text:span><text:span text:style-name="MT4"><text:line-break/></text:span><text:span text:style-name="MT11">Ruth-</text:span><text:span text:style-name="MT4">Mo</text:span><text:span text:style-name="MT11">ufang-Straße 1, 60438 Frankfurt</text:span><text:span text:style-name="MT4">, Germany<text:line-break/>www.</text:span><text:span text:style-name="MT11">fias.</text:span><text:span text:style-name="MT14">science</text:span></text:p><text:p text:style-name="MP10"/></draw:text-box></draw:frame><draw:custom-shape text:anchor-type="paragraph" style:rel-width="40%" style:rel-height="20%" draw:z-index="2" draw:name="Textfeld 2" draw:style-name="Mgr3" draw:text-style-name="MP12" svg:width="4.998cm" svg:height="1.717cm" svg:x="-0.256cm" svg:y="300.558cm"><text:p text:style-name="MP11"><text:span text:style-name="MT15">F</text:span><text:span text:style-name="MT15">r</text:span><text:span text:style-name="MT15">a</text:span><text:span text:style-name="MT15">n</text:span><text:span text:style-name="MT15">k</text:span><text:span text:style-name="MT15">f</text:span><text:span text:style-name="MT15">u</text:span><text:span text:style-name="MT15">r</text:span><text:span text:style-name="MT15">t</text:span>, October 26, 2020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" draw:name="Group 29" draw:style-name="Mgr1"><draw:line draw:name="Line 30" draw:style-name="Mgr2" draw:text-style-name="MP2" svg:x1="0.567cm" svg:y1="10.303cm" svg:x2="1.064cm" svg:y2="10.303cm"><text:p/></draw:line><draw:line draw:name="Line 31" draw:style-name="Mgr2" draw:text-style-name="MP2" svg:x1="0.567cm" svg:y1="5.955cm" svg:x2="1.064cm" svg:y2="5.955cm"><text:p/></draw:line></draw:g><draw:frame draw:style-name="Mfr2" draw:name="Image1" text:anchor-type="as-char" svg:width="6.339cm" svg:height="1.803cm" draw:z-index="6"><draw:image xlink:href="Pictures/10000200000001D000000084DC0754AB29C8F0FF.gif" xlink:type="simple" xlink:show="embed" xlink:actuate="onLoad" loext:mime-type="image/gif"/><svg:title>About the Mind Group - Mind Group</svg:title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rief</dc:title>
    <meta:initial-creator>Zerrahn, Alexander</meta:initial-creator>
    <meta:editing-cycles>55</meta:editing-cycles>
    <meta:creation-date>2019-11-08T10:37:00</meta:creation-date>
    <dc:date>2022-03-16T21:30:50.120578384</dc:date>
    <meta:editing-duration>PT1H29M46S</meta:editing-duration>
    <meta:generator>LibreOffice/6.4.7.2$Linux_X86_64 LibreOffice_project/40$Build-2</meta:generator>
    <meta:document-statistic meta:table-count="1" meta:image-count="2" meta:object-count="0" meta:page-count="2" meta:paragraph-count="23" meta:word-count="449" meta:character-count="3045" meta:non-whitespace-character-count="2606"/>
    <meta:user-defined meta:name="AppVersion">15.0000</meta:user-defined>
    <meta:user-defined meta:name="Bearbeiter">gadamovich | office implementation</meta:user-defined>
    <meta:user-defined meta:name="Company">DIW Berlin – Deutsches Institut für Wirtschaftsforschung e.V.</meta:user-defined>
    <meta:user-defined meta:name="DocSecurity" meta:value-type="float">0</meta:user-defined>
    <meta:user-defined meta:name="Erstellt am" meta:value-type="string">2010-08-04</meta:user-defined>
    <meta:user-defined meta:name="Erstellt von" meta:value-type="string">edenspiekermann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ion" meta:value-type="string">001</meta:user-defined>
    <meta:user-defined meta:name="Version vom" meta:value-type="string">2010-08-05</meta:user-defined>
    <meta:template xlink:type="simple" xlink:actuate="onRequest" xlink:title="Normal.dotm" xlink:href=""/>
  </office:meta>
</office:document-meta>
</file>